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5cm" svg:y1="3.75cm" svg:x2="10.35cm" svg:y2="5.25cm">
          <text:p/>
        </draw:line>
        <draw:line draw:style-name="gr2" draw:text-style-name="P1" draw:layer="layout" svg:x1="3.25cm" svg:y1="4.25cm" svg:x2="17.5cm" svg:y2="4.25cm">
          <text:p/>
        </draw:line>
        <draw:custom-shape draw:style-name="gr3" draw:text-style-name="P3" draw:layer="layout" svg:width="3.25cm" svg:height="1.75cm" svg:x="8.75cm" svg:y="5.5cm">
          <text:p text:style-name="P2"><text:span text:style-name="T1">/search{?...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2cm">
          <text:p text:style-name="P2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2.25cm" svg:y="5.5cm">
          <text:p text:style-name="P2"><text:span text:style-name="T2">/leaderboa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5.75cm" svg:y="5.5cm">
          <text:p text:style-name="P2"><text:span text:style-name="T1">/cre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5.5cm">
          <text:p text:style-name="P2"><text:span text:style-name="T3">/</text:span><text:span text:style-name="T1">user/{:id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.75cm" svg:y="5.5cm">
          <text:p text:style-name="P2"><text:span text:style-name="T3">/</text:span><text:span text:style-name="T1">accoun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5cm" svg:y1="4.25cm" svg:x2="13.85cm" svg:y2="5.25cm">
          <text:p/>
        </draw:line>
        <draw:line draw:style-name="gr4" draw:text-style-name="P1" draw:layer="layout" svg:x1="17.35cm" svg:y1="4.25cm" svg:x2="17.35cm" svg:y2="5.25cm">
          <text:p/>
        </draw:line>
        <draw:line draw:style-name="gr4" draw:text-style-name="P1" draw:layer="layout" svg:x1="6.85cm" svg:y1="4.25cm" svg:x2="6.85cm" svg:y2="5.25cm">
          <text:p/>
        </draw:line>
        <draw:custom-shape draw:style-name="gr3" draw:text-style-name="P3" draw:layer="layout" svg:width="3.25cm" svg:height="1.75cm" svg:x="8.75cm" svg:y="8.4cm">
          <text:p text:style-name="P2"><text:span text:style-name="T1">/solv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5cm" svg:y1="7.25cm" svg:x2="10.35cm" svg:y2="8.25cm">
          <text:p/>
        </draw:line>
        <draw:line draw:style-name="gr4" draw:text-style-name="P1" draw:layer="layout" svg:x1="3.45cm" svg:y1="4.25cm" svg:x2="3.45cm" svg:y2="5.25cm">
          <text:p/>
        </draw:line>
        <draw:line draw:style-name="gr4" draw:text-style-name="P1" draw:layer="layout" svg:x1="3.4cm" svg:y1="7.25cm" svg:x2="3.4cm" svg:y2="11.75cm">
          <text:p/>
        </draw:line>
        <draw:custom-shape draw:style-name="gr3" draw:text-style-name="P3" draw:layer="layout" svg:width="3.25cm" svg:height="1.75cm" svg:x="1.75cm" svg:y="11.9cm">
          <text:p text:style-name="P2"><text:span text:style-name="T3">/</text:span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11.9cm">
          <text:p text:style-name="P2"><text:span text:style-name="T2">/</text:span><text:span text:style-name="T1">sign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11.9cm">
          <text:p text:style-name="P2"><text:span text:style-name="T1">/logo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5cm" svg:y1="10.75cm" svg:x2="10.5cm" svg:y2="10.75cm">
          <text:p/>
        </draw:line>
        <draw:line draw:style-name="gr4" draw:text-style-name="P1" draw:layer="layout" svg:x1="6.95cm" svg:y1="10.75cm" svg:x2="6.95cm" svg:y2="11.75cm">
          <text:p/>
        </draw:line>
        <draw:line draw:style-name="gr4" draw:text-style-name="P1" draw:layer="layout" svg:x1="10.35cm" svg:y1="10.75cm" svg:x2="10.35cm" svg:y2="11.75cm">
          <text:p/>
        </draw:line>
        <draw:custom-shape draw:style-name="gr3" draw:text-style-name="P3" draw:layer="layout" svg:width="3.25cm" svg:height="1.75cm" svg:x="5.25cm" svg:y="8.4cm">
          <text:p text:style-name="P2"><text:span text:style-name="T4">/delete_problem/: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cm" svg:y1="7.25cm" svg:x2="6.85cm" svg:y2="8.25cm">
          <text:p/>
        </draw:line>
        <draw:line draw:style-name="gr4" draw:text-style-name="P1" draw:layer="layout" svg:x1="17.35cm" svg:y1="7.25cm" svg:x2="17.35cm" svg:y2="8.25cm">
          <text:p/>
        </draw:line>
        <draw:custom-shape draw:style-name="gr3" draw:text-style-name="P3" draw:layer="layout" svg:width="3.25cm" svg:height="1.75cm" svg:x="15.75cm" svg:y="8.4cm">
          <text:p text:style-name="P2"><text:span text:style-name="T1">/redirect/:id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25cm" svg:y1="12.75cm" svg:x2="4.75cm" svg:y2="12.75cm">
          <text:p/>
        </draw:line>
        <draw:frame draw:style-name="gr6" draw:text-style-name="P4" draw:layer="layout" svg:width="2.25cm" svg:height="0.569cm" svg:x="9.25cm" svg:y="2cm">
          <draw:text-box>
            <text:p><text:span text:style-name="T5">(Home page)</text:span></text:p>
          </draw:text-box>
        </draw:frame>
        <draw:frame draw:style-name="gr7" draw:text-style-name="P5" draw:layer="layout" svg:width="4cm" svg:height="1.25cm" svg:x="1.5cm" svg:y="15cm">
          <draw:text-box>
            <text:p><text:span text:style-name="T6">Navigation bar</text:span></text:p>
          </draw:text-box>
        </draw:frame>
        <draw:custom-shape draw:style-name="gr3" draw:text-style-name="P3" draw:layer="layout" svg:width="3.25cm" svg:height="1.75cm" svg:x="1.75cm" svg:y="15.9cm">
          <text:p text:style-name="P2"><text:span text:style-name="T3">/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5.25cm" svg:y="15.9cm">
          <text:p text:style-name="P2"><text:span text:style-name="T3">/</text:span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8.75cm" svg:y="15.9cm">
          <text:p text:style-name="P2"><text:span text:style-name="T3">/</text:span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1.75cm" svg:x="12.25cm" svg:y="15.9cm">
          <text:p text:style-name="P2"><text:span text:style-name="T3">/</text:span><text:span text:style-name="T1">leaderboa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35cm" svg:y1="18.65cm" svg:x2="3.35cm" svg:y2="17.65cm">
          <text:p/>
        </draw:line>
        <draw:line draw:style-name="gr8" draw:text-style-name="P1" draw:layer="layout" svg:x1="6.95cm" svg:y1="18.65cm" svg:x2="6.95cm" svg:y2="17.65cm">
          <text:p/>
        </draw:line>
        <draw:line draw:style-name="gr8" draw:text-style-name="P1" draw:layer="layout" svg:x1="13.95cm" svg:y1="18.65cm" svg:x2="13.95cm" svg:y2="17.65cm">
          <text:p/>
        </draw:line>
        <draw:custom-shape draw:style-name="gr3" draw:text-style-name="P3" draw:layer="layout" svg:width="3.25cm" svg:height="1.75cm" svg:x="15.75cm" svg:y="15.9cm">
          <text:p text:style-name="P2"><text:span text:style-name="T3">/</text:span><text:span text:style-name="T1">accoun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45cm" svg:y1="18.65cm" svg:x2="17.45cm" svg:y2="17.65cm">
          <text:p/>
        </draw:line>
        <draw:line draw:style-name="gr2" draw:text-style-name="P1" draw:layer="layout" svg:x1="3.25cm" svg:y1="18.75cm" svg:x2="17.5cm" svg:y2="18.75cm">
          <text:p/>
        </draw:line>
        <draw:line draw:style-name="gr9" draw:text-style-name="P1" draw:layer="layout" svg:x1="10.4cm" svg:y1="19.65cm" svg:x2="10.4cm" svg:y2="17.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23:10:35.550991230</meta:creation-date>
    <dc:date>2026-04-20T11:16:24.241510168</dc:date>
    <meta:editing-duration>PT32M16S</meta:editing-duration>
    <meta:editing-cycles>32</meta:editing-cycles>
    <meta:generator>LibreOffice/25.8.5.2$Linux_X86_64 LibreOffice_project/580$Build-2</meta:generator>
    <meta:document-statistic meta:object-count="39"/>
  </office:meta>
</office:document-meta>
</file>